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652631514240" text:id="ct10665263151424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652631489664" text:id="ct10665263148966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652631504448" text:id="ct10665263150444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652631465472" text:id="ct10665263146547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652631538240" text:id="ct10665263153824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652633535168" text:id="ct1066526335351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652631514240"/><text:change-start text:change-id="ct106652631489664"/>Adopt<text:change-end text:change-id="ct106652631489664"/>ed<text:change-start text:change-id="ct106652631504448"/> as a <text:change-end text:change-id="ct106652631504448"/>NMRA <text:change-start text:change-id="ct106652631465472"/>Standard<text:change-end text:change-id="ct106652631465472"/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6652631538240"/><text:change-start text:change-id="ct106652633535168"/>Version History<text:change-end text:change-id="ct1066526335351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margin-top="0cm" fo:margin-bottom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24263*"/>
    </style:style>
    <style:style style:name="Table1.B" style:family="table-column">
      <style:table-column-properties style:column-width="1.501cm" style:rel-column-width="5819*"/>
    </style:style>
    <style:style style:name="Table1.C" style:family="table-column">
      <style:table-column-properties style:column-width="5.583cm" style:rel-column-width="21644*"/>
    </style:style>
    <style:style style:name="Table1.D" style:family="table-column">
      <style:table-column-properties style:column-width="3.561cm" style:rel-column-width="1380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32:46" text:date-adjust="PT1440H00M00S"/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ssage Network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3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4</meta:editing-cycles>
    <meta:editing-duration>PT18H51M50S</meta:editing-duration>
    <meta:generator>OpenOffice/4.1.0$Unix OpenOffice.org_project/410m18$Build-9764</meta:generator>
    <dc:date>2015-02-17T23:32:46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6" meta:word-count="77" meta:character-count="492"/>
  </office:meta>
</office:document-meta>
</file>